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d064" officeooo:paragraph-rsid="000ed064"/>
    </style:style>
    <style:style style:name="P2" style:family="paragraph" style:parent-style-name="Standard">
      <style:text-properties officeooo:rsid="0010c919" officeooo:paragraph-rsid="0010c919"/>
    </style:style>
    <style:style style:name="P3" style:family="paragraph" style:parent-style-name="Standard">
      <style:text-properties officeooo:rsid="0010c919" officeooo:paragraph-rsid="0012b757"/>
    </style:style>
    <style:style style:name="P4" style:family="paragraph" style:parent-style-name="Standard">
      <style:text-properties officeooo:rsid="0012b757" officeooo:paragraph-rsid="0012b757"/>
    </style:style>
    <style:style style:name="P5" style:family="paragraph" style:parent-style-name="Standard">
      <style:text-properties officeooo:rsid="0012b757" officeooo:paragraph-rsid="0012ee3d"/>
    </style:style>
    <style:style style:name="T1" style:family="text">
      <style:text-properties officeooo:rsid="0010c919"/>
    </style:style>
    <style:style style:name="T2" style:family="text">
      <style:text-properties officeooo:rsid="0012b757"/>
    </style:style>
    <style:style style:name="T3" style:family="text">
      <style:text-properties officeooo:rsid="0012ee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impresión 3D tienes muchas aplicaciones en el <text:span text:style-name="T2">ámbito</text:span> de la medicina, desde la impresión de <text:span text:style-name="T2">órganos</text:span> utilizando <text:span text:style-name="T2">células</text:span> “emulando” el plástico de las impresoras convencionales hasta la fabricación de <text:span text:style-name="T2">órganos</text:span> en <text:span text:style-name="T2">plástico</text:span> para servir de guía a un cirujano a la hora de operar. <text:span text:style-name="T1">G</text:span>randes avances <text:span text:style-name="T1">que </text:span>son una simple muestra de como la impresión puede abrir un nuevo abanico de posibilidades sanitarias, pero todos estos avances tienen un gran problema, todos están dirigidos hacia la investigación y al personal de alta cualificación.</text:p>
      <text:p text:style-name="P1"/>
      <text:p text:style-name="P2">La medicina actual se enfoca en la participación en su propia salud. El paciente debe ser el agente productor de su propia salud y debe ser este quien tome todas las <text:span text:style-name="T2">decisiones</text:span> finales sobre su bienestar tanto físico como mental. La impresión 3D es un vector de grandes avances, pero podemos ver como este avance deja detrás al paciente, sobre todo teniendo en cuenta que esta herramienta y su carácter libre y ciudadano se basa justo en lo contrario.</text:p>
      <text:p text:style-name="P2"/>
      <text:p text:style-name="P2">El objetivo inicial de la impresión 3D es que los propios individuos puedan <text:span text:style-name="T2">participar</text:span> del avance técnico, tanto con la creación de piezas y recambios como herramientas personalizadas, la llamada ética Maker</text:p>
      <text:p text:style-name="P2"/>
      <text:p text:style-name="P2">En esto se basa el proyecto de <text:span text:style-name="T2">prótesis</text:span> de pie que estamos realizando en el Andén sin Limite. Si el lector decidiera buscar en internet proyectos similares al nuestro, lo más probable es que encuentre proyectos similares e incluso <text:span text:style-name="T2">estéticamente</text:span> más agraciados, es cierto, pero como a veces pasa, es una verdad incompleta.</text:p>
      <text:p text:style-name="P2"/>
      <text:p text:style-name="P2">Lo primero que el lector podrá notar es que existe en Internet una cantidad desproporcionada de <text:span text:style-name="T2">prótesis</text:span> de mano impresas en 3D con respecto a las de pie. Las <text:span text:style-name="T2">prótesis</text:span> de mano que podemos encontrar realmente son variaciones de una inicial que se creo hace varios años, requieren la existencia de la muñeca, que es la que acciona el mecanismo que permite abrir y cerrar la mano. Las <text:span text:style-name="T2">prótesis</text:span> para las extremidades superiores están bastante avanzadas en el tiempo actual, y esto resulta curioso que el 70% (aproximadamente) de las amputaciones que se realizan son en las piernas y mediadas por la diabetes.</text:p>
      <text:p text:style-name="P2"/>
      <text:p text:style-name="P3">Las <text:span text:style-name="T2">prótesis</text:span> de piernas son mucho más <text:span text:style-name="T2">difíciles</text:span> de encontrar, aunque no imposible. Caemos en otro problema con estos diseños, las dimensiones de las piezas. Una impresora normal <text:span text:style-name="T2">(tomando de referencia las que tenemos actualmente en el Andén)</text:span> tiene una mesa de trabajo de hasta <text:span text:style-name="T2">2</text:span>0x30cm y un extrusor de 0,2 <text:span text:style-name="T2">mm.</text:span> <text:span text:style-name="T2">E</text:span>sto puede parecer bastante, pero no es suficiente para imprimir un pie completo. Nos enfrentamos al problema de que necesitamos una impresora de <text:span text:style-name="T2">características</text:span> bastante especiales <text:span text:style-name="T2">y no resultaría rentable comprar una impresora de este tipo para poder llevar a cabo estos diseños. </text:span></text:p>
      <text:p text:style-name="P3"/>
      <text:p text:style-name="P4">Estos son problemas que intentamos solucionar con nuestros modelos. La base rígida y de sustento de la prótesis de basa en un tubo de acero o fibra de carbono (más difícil de conseguir y más caro, pero más resistente y ligero) y un conjunto de piezas que encaja entre ellas para formar la prótesis. Al dividir la prótesis en piezas podemos fabricarlas con impresoras de menor tamaño y con extrusores menos finos, bajando los precios de fabricación, que por ahora estimamos en torno a los 50 euros, lo que supone 20 veces más barato de lo que podemos encontrar en los modelos comerciales.</text:p>
      <text:p text:style-name="P4"/>
      <text:p text:style-name="P4">La prótesis aún está en fase de desarrollo, aunque ya está terminado el primer modelo. En el mismo momento en que se consiga un modelo viable será publicado bajo licencia abierta, para que cualquiera pueda tomar los modelos, imprimirlos con una impresora casera y poder mejorar los diseños, intentado recuperar parcialmente para la ciudadanía la posibilidad de avance en medicina y en su propia salud.</text:p>
      <text:p text:style-name="P4"/>
      <text:p text:style-name="P4"><text:soft-page-break/>Ref: <text:a xlink:type="simple" xlink:href="http://www.20minutos.es/noticia/2463616/0/70-amputaciones/esapana-problema-diabetes/pie-diabetico/">http://www.20minutos.es/noticia/2463616/0/70-amputaciones/esapana-problema-diabetes/pie-diabetico/</text:a></text:p>
      <text:p text:style-name="P5"><text:s text:c="8"/><text:a xlink:type="simple" xlink:href="http://www.revclinesp.es/en/reconocimiento-reciproco-toma-decisiones-compartida/articulo/S0014256511001925/"><text:span text:style-name="T3">http://www.revclinesp.es/en/reconocimiento-reciproco-toma-decisiones-compartida/articulo/S0014256511001925/</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2T12:26:46.506220745</meta:creation-date>
    <dc:date>2015-08-02T13:35:55.690725584</dc:date>
    <meta:editing-duration>PT6M18S</meta:editing-duration>
    <meta:editing-cycles>1</meta:editing-cycles>
    <meta:document-statistic meta:table-count="0" meta:image-count="0" meta:object-count="0" meta:page-count="2" meta:paragraph-count="10" meta:word-count="617" meta:character-count="3910" meta:non-whitespace-character-count="3294"/>
    <meta:generator>LibreOffice/4.2.8.2$Linux_X86_64 LibreOffice_project/420m0$Build-2</meta:generator>
  </office:meta>
</office:document-meta>
</file>